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89in" style:rel-column-width="9356*"/>
    </style:style>
    <style:style style:name="Table2.B" style:family="table-column">
      <style:table-column-properties style:column-width="1.141in" style:rel-column-width="10797*"/>
    </style:style>
    <style:style style:name="Table2.C" style:family="table-column">
      <style:table-column-properties style:column-width="0.8375in" style:rel-column-width="7928*"/>
    </style:style>
    <style:style style:name="Table2.D" style:family="table-column">
      <style:table-column-properties style:column-width="0.9896in" style:rel-column-width="9363*"/>
    </style:style>
    <style:style style:name="Table2.G" style:family="table-column">
      <style:table-column-properties style:column-width="0.9896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925in" table:align="margins"/>
    </style:style>
    <style:style style:name="Tabella16.A" style:family="table-column">
      <style:table-column-properties style:column-width="0.9382in" style:rel-column-width="8880*"/>
    </style:style>
    <style:style style:name="Tabella16.B" style:family="table-column">
      <style:table-column-properties style:column-width="3.6778in" style:rel-column-width="34807*"/>
    </style:style>
    <style:style style:name="Tabella16.C" style:family="table-column">
      <style:table-column-properties style:column-width="2.308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925in" table:align="margins"/>
    </style:style>
    <style:style style:name="Tabella17.A" style:family="table-column">
      <style:table-column-properties style:column-width="0.9382in" style:rel-column-width="8880*"/>
    </style:style>
    <style:style style:name="Tabella17.B" style:family="table-column">
      <style:table-column-properties style:column-width="3.6778in" style:rel-column-width="34807*"/>
    </style:style>
    <style:style style:name="Tabella17.C" style:family="table-column">
      <style:table-column-properties style:column-width="2.308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8174in" style:rel-column-width="36126*"/>
    </style:style>
    <style:style style:name="Table3.B" style:family="table-column">
      <style:table-column-properties style:column-width="3.1076in" style:rel-column-width="294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875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padding="0.0382in" fo:border="0.05pt solid #000000"/>
    </style:style>
    <style:style style:name="Tabella20" style:family="table">
      <style:table-properties style:width="6.925in" table:align="margins"/>
    </style:style>
    <style:style style:name="Tabella20.A" style:family="table-column">
      <style:table-column-properties style:column-width="6.925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officeooo:paragraph-rsid="00c4710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c5a6fa" style:font-size-asian="10pt" style:font-size-complex="10pt"/>
    </style:style>
    <style:style style:name="P5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c47104" fo:background-color="#dddddd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text-properties style:font-name="Cantarell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rsid="00c9e1e0" officeooo:paragraph-rsid="00c9e1e0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Cantarell" fo:font-size="12pt" fo:font-style="normal" fo:font-weight="bold" officeooo:rsid="008396ac" officeooo:paragraph-rsid="00af421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000000" style:font-name="Cantarell" fo:font-size="8pt" fo:font-weight="bold" officeooo:paragraph-rsid="00b41c6c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20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fo:color="#000000" style:font-name="Cantarell" fo:font-size="12pt" fo:font-style="normal" fo:font-weight="normal" officeooo:rsid="008396ac" officeooo:paragraph-rsid="00c6da7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fo:color="#000000" style:font-name="Cantarell" fo:font-size="12pt" fo:font-style="normal" fo:font-weight="normal" officeooo:rsid="00af421a" officeooo:paragraph-rsid="00af421a" fo:background-color="#ddddd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fo:color="#000000" style:font-name="Cantarell" fo:font-size="12pt" fo:font-style="normal" fo:font-weight="bold" officeooo:rsid="008396ac" officeooo:paragraph-rsid="00ab8446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text-properties fo:color="#000000" style:font-name="Cantarell" fo:font-size="12pt" fo:font-style="normal" fo:font-weight="bold" officeooo:rsid="008396ac" officeooo:paragraph-rsid="00b6b21a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text-properties fo:color="#000000" style:font-name="Cantarell" fo:font-size="12pt" fo:font-weight="bold" officeooo:paragraph-rsid="00bcd6d3" style:font-size-asian="12pt" style:font-weight-asian="bold" style:font-size-complex="12pt" style:font-weight-complex="bold"/>
    </style:style>
    <style:style style:name="P30" style:family="paragraph" style:parent-style-name="Text_20_body">
      <style:text-properties fo:color="#000000" style:font-name="Cantarell" fo:font-size="8pt" fo:font-weight="bold" officeooo:rsid="001db513" officeooo:paragraph-rsid="00ab8446" style:font-size-asian="8pt" style:font-weight-asian="bold" style:font-size-complex="8pt" style:font-weight-complex="bold"/>
    </style:style>
    <style:style style:name="P31" style:family="paragraph" style:parent-style-name="Text_20_body">
      <style:text-properties fo:color="#000000" style:font-name="Cantarell" fo:font-size="8pt" fo:font-weight="bold" officeooo:rsid="001db513" officeooo:paragraph-rsid="00bcd6d3" style:font-size-asian="8pt" style:font-weight-asian="bold" style:font-size-complex="8pt" style:font-weight-complex="bold"/>
    </style:style>
    <style:style style:name="P32" style:family="paragraph" style:parent-style-name="Text_20_body">
      <style:text-properties fo:color="#000000" style:font-name="Cantarell" fo:font-size="8pt" fo:font-weight="bold" officeooo:rsid="008396ac" officeooo:paragraph-rsid="00a5f256" style:font-size-asian="8pt" style:font-weight-asian="bold" style:font-size-complex="8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34" style:family="paragraph" style:parent-style-name="Text_20_body">
      <style:text-properties style:font-name="Cantarell" fo:font-size="10pt" style:font-size-asian="10pt" style:font-size-complex="10pt"/>
    </style:style>
    <style:style style:name="P35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c2734f" fo:background-color="#dddddd" style:font-size-asian="10pt" style:font-style-asian="italic" style:font-size-complex="10pt" style:font-style-complex="italic"/>
    </style:style>
    <style:style style:name="P36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37" style:family="paragraph" style:parent-style-name="Text_20_body">
      <style:text-properties style:font-name="Cantarell" officeooo:paragraph-rsid="00a5f256"/>
    </style:style>
    <style:style style:name="P38" style:family="paragraph" style:parent-style-name="Text_20_body">
      <style:text-properties style:font-name="Cantarell" fo:font-size="9pt" style:font-size-asian="9pt" style:font-size-complex="9pt"/>
    </style:style>
    <style:style style:name="P39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40" style:family="paragraph" style:parent-style-name="Text_20_body">
      <style:text-properties style:font-name="Cantarell" fo:font-size="9pt" fo:font-style="normal" officeooo:rsid="00c47104" officeooo:paragraph-rsid="00c47104" fo:background-color="#dddddd" style:font-size-asian="9pt" style:font-style-asian="normal" style:font-size-complex="9pt" style:font-style-complex="normal"/>
    </style:style>
    <style:style style:name="P41" style:family="paragraph" style:parent-style-name="Text_20_body">
      <style:text-properties style:font-name="Cantarell" fo:font-size="11pt" fo:font-weight="bold" officeooo:rsid="008396ac" officeooo:paragraph-rsid="00a5f256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50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51" style:family="paragraph" style:parent-style-name="Table_20_Contents">
      <style:text-properties style:font-name="Cantarell" fo:font-size="12pt" officeooo:rsid="00bcd6d3" officeooo:paragraph-rsid="00bcd6d3" fo:background-color="#dddddd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56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b96abd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Cantarell" fo:font-size="9pt" fo:font-weight="normal" style:font-size-asian="9pt" style:font-weight-asian="normal" style:font-size-complex="9pt" style:font-weight-complex="normal"/>
    </style:style>
    <style:style style:name="P66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67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68" style:family="paragraph" style:parent-style-name="Preformatted_20_Text">
      <style:text-properties officeooo:paragraph-rsid="0085d769"/>
    </style:style>
    <style:style style:name="P69" style:family="paragraph" style:parent-style-name="Preformatted_20_Text">
      <style:text-properties fo:font-size="8pt" style:font-size-asian="8pt" style:font-size-complex="8pt"/>
    </style:style>
    <style:style style:name="P70" style:family="paragraph" style:parent-style-name="Preformatted_20_Text">
      <style:text-properties officeooo:paragraph-rsid="00a5f256"/>
    </style:style>
    <style:style style:name="P71" style:family="paragraph" style:parent-style-name="Preformatted_20_Text">
      <style:text-properties officeooo:paragraph-rsid="00b6b21a"/>
    </style:style>
    <style:style style:name="P72" style:family="paragraph" style:parent-style-name="Preformatted_20_Text">
      <style:text-properties fo:color="#000000" style:font-name="Cantarell" fo:font-size="12pt" fo:font-style="normal" fo:font-weight="normal" officeooo:rsid="00af421a" officeooo:paragraph-rsid="00b07167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Preformatted_20_Text">
      <style:text-properties fo:color="#000000" style:font-name="Cantarell" fo:font-size="12pt" fo:font-style="normal" fo:font-weight="normal" officeooo:rsid="00af421a" officeooo:paragraph-rsid="00bcd6d3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Preformatted_20_Text">
      <style:text-properties fo:color="#000000" style:font-name="Cantarell" fo:font-size="12pt" fo:font-style="normal" fo:font-weight="bold" officeooo:rsid="00af421a" officeooo:paragraph-rsid="00b6b21a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Preformatted_20_Text">
      <style:text-properties fo:color="#000000" style:font-name="Cantarell" fo:font-size="12pt" fo:font-style="normal" fo:font-weight="bold" officeooo:rsid="00af421a" officeooo:paragraph-rsid="00bcd6d3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Preformatted_20_Text">
      <style:text-properties officeooo:paragraph-rsid="00bcd6d3"/>
    </style:style>
    <style:style style:name="P77" style:family="paragraph" style:parent-style-name="Header">
      <style:paragraph-properties fo:text-align="start" style:justify-single-word="false"/>
      <style:text-properties style:font-name="Cantarell" fo:font-size="12pt" officeooo:paragraph-rsid="00166ab1" style:font-size-asian="12pt" style:font-size-complex="12pt"/>
    </style:style>
    <style:style style:name="P78" style:family="paragraph" style:parent-style-name="Header">
      <style:text-properties style:font-name="Cantarell" fo:font-size="9pt" officeooo:paragraph-rsid="0019dc12" style:font-size-asian="9pt" style:font-size-complex="9pt"/>
    </style:style>
    <style:style style:name="P79" style:family="paragraph" style:parent-style-name="Header">
      <style:paragraph-properties fo:text-align="start" style:justify-single-word="false"/>
      <style:text-properties style:font-name="Cantarell" fo:font-size="9pt" officeooo:paragraph-rsid="0019dc12" style:font-size-asian="9pt" style:font-size-complex="9pt"/>
    </style:style>
    <style:style style:name="P80" style:family="paragraph" style:parent-style-name="Head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P81" style:family="paragraph" style:parent-style-name="Head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P82" style:family="paragraph" style:parent-style-name="Frame_20_contents">
      <style:paragraph-properties fo:text-align="center" style:justify-single-word="false"/>
    </style:style>
    <style:style style:name="P83" style:family="paragraph" style:parent-style-name="Heading_20_1">
      <style:text-properties style:font-name="Cantarell"/>
    </style:style>
    <style:style style:name="P84" style:family="paragraph" style:parent-style-name="Heading_20_1">
      <style:text-properties style:font-name="Cantarell" officeooo:paragraph-rsid="009f72f6"/>
    </style:style>
    <style:style style:name="P85" style:family="paragraph" style:parent-style-name="Heading_20_1">
      <style:text-properties style:font-name="Cantarell" officeooo:paragraph-rsid="00c2734f"/>
    </style:style>
    <style:style style:name="P86" style:family="paragraph" style:parent-style-name="Foot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P87" style:family="paragraph" style:parent-style-name="Foot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892188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officeooo:rsid="00892188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officeooo:rsid="009b7863"/>
    </style:style>
    <style:style style:name="T13" style:family="text">
      <style:text-properties fo:color="#000000" officeooo:rsid="009d4bd6"/>
    </style:style>
    <style:style style:name="T14" style:family="text">
      <style:text-properties fo:color="#000000" officeooo:rsid="00a1cd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92188" style:font-weight-asian="bold" style:font-weight-complex="bold"/>
    </style:style>
    <style:style style:name="T17" style:family="text">
      <style:text-properties fo:font-weight="bold" officeooo:rsid="0095e6ef" style:font-weight-asian="bold" style:font-weight-complex="bold"/>
    </style:style>
    <style:style style:name="T18" style:family="text">
      <style:text-properties fo:font-weight="bold" officeooo:rsid="008396ac" style:font-weight-asian="bold" style:font-weight-complex="bold"/>
    </style:style>
    <style:style style:name="T19" style:family="text">
      <style:text-properties fo:font-weight="bold" fo:background-color="#dddddd" loext:char-shading-value="0" style:font-weight-asian="bold" style:font-weight-complex="bold"/>
    </style:style>
    <style:style style:name="T20" style:family="text">
      <style:text-properties fo:font-weight="bold" officeooo:rsid="00892188" fo:background-color="#dddddd" loext:char-shading-value="0" style:font-weight-asian="bold" style:font-weight-complex="bold"/>
    </style:style>
    <style:style style:name="T21" style:family="text">
      <style:text-properties fo:font-weight="bold" officeooo:rsid="00c6da79" fo:background-color="#dddddd" loext:char-shading-value="0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ec69" style:font-weight-asian="normal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weight="bold" fo:background-color="#dddddd" loext:char-shading-value="0" style:font-size-asian="12pt" style:font-weight-asian="bold" style:font-size-complex="12pt" style:font-weight-complex="bold"/>
    </style:style>
    <style:style style:name="T26" style:family="text">
      <style:text-properties fo:font-size="12pt" fo:background-color="#dddddd" loext:char-shading-value="0" style:font-size-asian="12pt" style:font-size-complex="12pt"/>
    </style:style>
    <style:style style:name="T27" style:family="text">
      <style:text-properties fo:font-size="12pt" officeooo:rsid="00c2734f" fo:background-color="#dddddd" loext:char-shading-value="0" style:font-size-asian="12pt" style:font-size-complex="12pt"/>
    </style:style>
    <style:style style:name="T28" style:family="text">
      <style:text-properties officeooo:rsid="00a1cdd8" fo:background-color="#dddddd" loext:char-shading-value="0"/>
    </style:style>
    <style:style style:name="T29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5"><text:span text:style-name="T16"><text:s/></text:span><text:span text:style-name="T17">Patient : </text:span><text:span text:style-name="T16"><text:placeholder text:placeholder-type="text">&lt;evaluation.patient.rec_name&gt;</text:placeholder></text:span></text:p>
            <text:p text:style-name="P63"/>
            <text:p text:style-name="P45"><text:span text:style-name="T13">D</text:span><text:span text:style-name="T1">ate: </text:span><text:span text:style-name="T6"><text:placeholder text:placeholder-type="text">&lt;format_date(evaluation.report_evaluation_date, user.language)&gt;</text:placeholder></text:span><text:span text:style-name="T6">, </text:span><text:span text:style-name="T1"><text:placeholder text:placeholder-type="text">&lt;evaluation.report_evaluation_time.strftime('%H:%M:%S')&gt;</text:placeholder></text:span></text:p>
            <text:p text:style-name="P46"><text:span text:style-name="T13">Initiated by</text:span><text:span text:style-name="T1"> : </text:span><text:span text:style-name="T1"><text:placeholder text:placeholder-type="text">&lt;evaluation.healthprof.rec_name&gt;</text:placeholder></text:span></text:p>
            <text:p text:style-name="P47"><text:span text:style-name="T12">Code :</text:span><text:span text:style-name="T1"><text:placeholder text:placeholder-type="text">&lt;evaluation.code&gt;</text:placeholder></text:span></text:p>
            <text:p text:style-name="P19"><text:span text:style-name="T10">Print Date: </text:span><text:span text:style-name="T11"><text:placeholder text:placeholder-type="text">&lt;format_date(datetime.date.today(), user.language)&gt;</text:placeholder></text:span><text:span text:style-name="T11">, </text:span><text:span text:style-name="T11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2">Patient : <text:span text:style-name="T15"><text:placeholder text:placeholder-type="text">&lt;evaluation.patient.rec_name&gt;</text:placeholder></text:span></text:p>
            <text:p text:style-name="P44"><text:span text:style-name="T9">PUID</text:span><text:span text:style-name="T7"> :</text:span><text:span text:style-name="T1"> </text:span><text:span text:style-name="T1"><text:placeholder text:placeholder-type="text">&lt;evaluation.patient.name.ref&gt;</text:placeholder></text:span></text:p>
            <text:p text:style-name="P64"/>
          </table:table-cell>
          <table:table-cell table:style-name="Tabla1.B2" office:value-type="string">
            <text:p text:style-name="P9"><text:placeholder text:placeholder-type="text">&lt;if test="evaluation.patient.dob"&gt;</text:placeholder><text:span text:style-name="T22"> <text:s text:c="3"/></text:span></text:p>
            <text:p text:style-name="P12"><text:span text:style-name="T23">DoB:</text:span><text:placeholder text:placeholder-type="text">&lt;format_date(evaluation.patient.name.dob, user.language)&gt;</text:placeholder><text:span text:style-name="T22"> <text:s text:c="2"/></text:span></text:p>
            <text:p text:style-name="P13"><text:placeholder text:placeholder-type="text">&lt;evaluation.computed_age&gt;</text:placeholder></text:p>
            <text:p text:style-name="P10"><text:placeholder text:placeholder-type="text">&lt;/if&gt;</text:placeholder></text:p>
            <text:p text:style-name="P54"/>
          </table:table-cell>
          <table:table-cell table:style-name="Tabla1.C2" office:value-type="string">
            <text:p text:style-name="P42"><text:placeholder text:placeholder-type="text">&lt;if test="evaluation.patient.name.gender == 'f'"&gt;</text:placeholder></text:p>
            <text:p text:style-name="P59"><text:span text:style-name="T22">Sex</text:span>: Female</text:p>
            <text:p text:style-name="P42"><text:placeholder text:placeholder-type="text">&lt;/if&gt;</text:placeholder></text:p>
            <text:p text:style-name="P42"><text:placeholder text:placeholder-type="text">&lt;if test="evaluation.patient.name.gender == 'm'"&gt;</text:placeholder></text:p>
            <text:p text:style-name="P59"><text:span text:style-name="T22">Sex</text:span>: Male</text:p>
            <text:p text:style-name="P4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60"><text:placeholder text:placeholder-type="text">&lt;if test="evaluation.patient.name.ethnic_group"&gt;</text:placeholder></text:p>
            <text:p text:style-name="P53">Ethnicity: <text:span text:style-name="T15"><text:placeholder text:placeholder-type="text">&lt;evaluation.patient.name.ethnic_group.name&gt;</text:placeholder></text:span></text:p>
            <text:p text:style-name="P60"><text:placeholder text:placeholder-type="text">&lt;/if&gt;</text:placeholder></text:p>
          </table:table-cell>
          <table:table-cell table:style-name="Tabla1.B3" office:value-type="string">
            <text:p text:style-name="P14"><text:placeholder text:placeholder-type="text">&lt;if test="evaluation.patient.name.marital_status =='s'"&gt;</text:placeholder></text:p>
            <text:p text:style-name="P8"><text:span text:style-name="T22">Marital Status</text:span> : Single</text:p>
            <text:p text:style-name="P14"><text:placeholder text:placeholder-type="text">&lt;/if&gt;</text:placeholder></text:p>
            <text:p text:style-name="P14"><text:s/><text:placeholder text:placeholder-type="text">&lt;if test="evaluation.patient.name.marital_status =='m'"&gt;</text:placeholder></text:p>
            <text:p text:style-name="P8"><text:span text:style-name="T22">Marital Status</text:span> : Married</text:p>
            <text:p text:style-name="P14"><text:placeholder text:placeholder-type="text">&lt;/if&gt;</text:placeholder></text:p>
            <text:p text:style-name="P14"><text:s/><text:placeholder text:placeholder-type="text">&lt;if test="evaluation.patient.name.marital_status =='w'"&gt;</text:placeholder><text:soft-page-break/></text:p>
            <text:p text:style-name="P8"><text:span text:style-name="T22">Marital Status</text:span> : Widow</text:p>
            <text:p text:style-name="P14"><text:placeholder text:placeholder-type="text">&lt;/if&gt;</text:placeholder></text:p>
            <text:p text:style-name="P14"><text:s/><text:placeholder text:placeholder-type="text">&lt;if test="evaluation.patient.name.marital_status =='x'"&gt;</text:placeholder></text:p>
            <text:p text:style-name="P8"><text:span text:style-name="T22">Marital Status</text:span> : Separated</text:p>
            <text:p text:style-name="P14"><text:placeholder text:placeholder-type="text">&lt;/if&gt;</text:placeholder></text:p>
          </table:table-cell>
          <table:table-cell table:style-name="Tabla1.C3" office:value-type="string">
            <text:p text:style-name="P11"><text:placeholder text:placeholder-type="text">&lt;if test="evaluation.patient.name.occupation"&gt;</text:placeholder></text:p>
            <text:p text:style-name="P61"><text:span text:style-name="T22">Occupation : </text:span><text:placeholder text:placeholder-type="text">&lt;evaluation.patient.name.occupation.name&gt;</text:placeholder></text:p>
            <text:p text:style-name="P11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65"/>
          </table:table-cell>
          <table:table-cell table:style-name="Tabla1.B4" table:number-columns-spanned="2" office:value-type="string">
            <text:p text:style-name="P4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>Allergies and other relevant information</text:p>
            <text:p text:style-name="P66"><text:placeholder text:placeholder-type="text">&lt;for each="line in unicode(evaluation.patient.critical_summary).split('\n')"&gt;</text:placeholder></text:p>
            <text:p text:style-name="P62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e1.B1" office:value-type="string">
            <text:p text:style-name="P20"><text:placeholder text:placeholder-type="text">&lt;for each="line in unicode(evaluation.patient.critical_info).split('\n')"&gt;</text:placeholder></text:p>
            <text:p text:style-name="P62"><text:placeholder text:placeholder-type="text">&lt;line&gt;</text:placeholder></text:p>
            <text:p text:style-name="P56"><text:placeholder text:placeholder-type="text">&lt;/for&gt;</text:placeholder></text:p>
          </table:table-cell>
        </table:table-row>
      </table:table>
      <text:p text:style-name="P84"><text:span text:style-name="T25">Chief Complaint</text:span><text:span text:style-name="T26"> :</text:span> <text:s/><text:span text:style-name="T24"><text:placeholder text:placeholder-type="text">&lt;evaluation.chief_complaint or ""&gt;</text:placeholder></text:span></text:p>
      <text:p text:style-name="P83"><text:span text:style-name="T26">History of Present Illness</text:span>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<text:placeholder text:placeholder-type="text">&lt;for each="line in unicode(evaluation.present_illness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34"/>
      <text:p text:style-name="P85"><text:soft-page-break/><text:span text:style-name="T27">Clinical and Physical examination</text:span> 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"><text:placeholder text:placeholder-type="text">&lt;for each="line in unicode(evaluation.evaluation_summary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  <text:p text:style-name="P5"/>
          </table:table-cell>
        </table:table-row>
      </table:table>
      <text:p text:style-name="P35"/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48">Temperature</text:p>
          </table:table-cell>
          <table:table-cell table:style-name="Table2.A1" office:value-type="string">
            <text:p text:style-name="P48">BP : (Sys / dias)</text:p>
          </table:table-cell>
          <table:table-cell table:style-name="Table2.A1" office:value-type="string">
            <text:p text:style-name="P48">Heart Rate</text:p>
          </table:table-cell>
          <table:table-cell table:style-name="Table2.A1" office:value-type="string">
            <text:p text:style-name="P48">Resp Rate</text:p>
          </table:table-cell>
          <table:table-cell table:style-name="Table2.A1" office:value-type="string">
            <text:p text:style-name="P48">OSAT</text:p>
          </table:table-cell>
          <table:table-cell table:style-name="Table2.A1" office:value-type="string">
            <text:p text:style-name="P48">BMI</text:p>
          </table:table-cell>
          <table:table-cell table:style-name="Table2.G1" office:value-type="string">
            <text:p text:style-name="P50">GCS</text:p>
          </table:table-cell>
        </table:table-row>
        <table:table-row>
          <table:table-cell table:style-name="Table2.A2" office:value-type="string">
            <text:p text:style-name="P57"><text:placeholder text:placeholder-type="text">&lt;evaluation.temperature&gt;</text:placeholder></text:p>
          </table:table-cell>
          <table:table-cell table:style-name="Table2.A2" office:value-type="string">
            <text:p text:style-name="P49"><text:span text:style-name="T2"><text:placeholder text:placeholder-type="text">&lt;evaluation.systolic&gt;</text:placeholder></text:span><text:span text:style-name="T2"> 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58"><text:placeholder text:placeholder-type="text">&lt;evaluation.bpm&gt;</text:placeholder></text:p>
          </table:table-cell>
          <table:table-cell table:style-name="Table2.A2" office:value-type="string">
            <text:p text:style-name="P58"><text:placeholder text:placeholder-type="text">&lt;evaluation.respiratory_rate&gt;</text:placeholder></text:p>
          </table:table-cell>
          <table:table-cell table:style-name="Table2.A2" office:value-type="string">
            <text:p text:style-name="P58"><text:placeholder text:placeholder-type="text">&lt;evaluation.osat&gt;</text:placeholder></text:p>
          </table:table-cell>
          <table:table-cell table:style-name="Table2.A2" office:value-type="string">
            <text:p text:style-name="P58"><text:placeholder text:placeholder-type="text">&lt;evaluation.bmi&gt;</text:placeholder></text:p>
          </table:table-cell>
          <table:table-cell table:style-name="Table2.G2" office:value-type="string">
            <text:p text:style-name="P33"><text:span text:style-name="T1"><text:placeholder text:placeholder-type="text">&lt;evaluation.loc&gt;</text:placeholder></text:span><text:span text:style-name="T1"> / </text:span><text:span text:style-name="T14">15</text:span></text:p>
          </table:table-cell>
        </table:table-row>
      </table:table>
      <text:p text:style-name="P26"><text:placeholder text:placeholder-type="text">&lt;if test="evaluation.signs_and_symptoms"&gt;</text:placeholder></text:p>
      <text:p text:style-name="P39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38">Type</text:p>
          </table:table-cell>
          <table:table-cell table:style-name="Tabella16.A1" office:value-type="string">
            <text:p text:style-name="P38">Clinical finding</text:p>
          </table:table-cell>
          <table:table-cell table:style-name="Tabella16.C1" office:value-type="string">
            <text:p text:style-name="P38">Comments</text:p>
          </table:table-cell>
        </table:table-row>
      </table:table>
      <text:p text:style-name="P6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1"><text:placeholder text:placeholder-type="text">&lt;clinical.sign_or_symptom&gt;</text:placeholder></text:p>
          </table:table-cell>
          <table:table-cell table:style-name="Tabella17.A1" office:value-type="string">
            <text:p text:style-name="P21"><text:placeholder text:placeholder-type="text">&lt;clinical.clinical.name&gt;</text:placeholder></text:p>
          </table:table-cell>
          <table:table-cell table:style-name="Tabella17.C1" office:value-type="string">
            <text:p text:style-name="P21"><text:placeholder text:placeholder-type="text">&lt;clinical.comments&gt;</text:placeholder></text:p>
          </table:table-cell>
        </table:table-row>
      </table:table>
      <text:p text:style-name="P7"><text:placeholder text:placeholder-type="text">&lt;/for&gt;</text:placeholder></text:p>
      <text:p text:style-name="P30"><text:placeholder text:placeholder-type="text">&lt;/if&gt;</text:placeholder></text:p>
      <text:p text:style-name="P27"><text:placeholder text:placeholder-type="text">&lt;if test="evaluation.actions"&gt;</text:placeholder></text:p>
      <text:p text:style-name="P16"><text:placeholder text:placeholder-type="text">&lt;for each="procedure in evaluation.actions"&gt;</text:placeholder></text:p>
      <text:p text:style-name="P25"><text:span text:style-name="T18">P</text:span><text:span text:style-name="T15">rocedures</text:span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2"><text:placeholder text:placeholder-type="text">&lt;procedure.procedure.rec_name&gt;</text:placeholder></text:p>
          </table:table-cell>
          <table:table-cell table:style-name="Table3.B1" office:value-type="string">
            <text:p text:style-name="P22"><text:placeholder text:placeholder-type="text">&lt;procedure.comments&gt;</text:placeholder></text:p>
          </table:table-cell>
        </table:table-row>
      </table:table>
      <text:p text:style-name="P72"><text:placeholder text:placeholder-type="text">&lt;/for&gt;</text:placeholder></text:p>
      <text:p text:style-name="P71"><text:placeholder text:placeholder-type="text">&lt;/if&gt;</text:placeholder></text:p>
      <text:p text:style-name="P74"/>
      <text:p text:style-name="P18"><text:placeholder text:placeholder-type="text">&lt;if test="evaluation.diagnosis"&gt;</text:placeholder></text:p>
      <text:p text:style-name="P36"><text:span text:style-name="T28">Main Condition : </text:span><text:span text:style-name="T8"><text:placeholder text:placeholder-type="text">&lt;evaluation.diagnosis.rec_name&gt;</text:placeholder></text:span></text:p>
      <text:p text:style-name="P31"><text:placeholder text:placeholder-type="text">&lt;/if&gt;</text:placeholder></text:p>
      <text:p text:style-name="P28"><text:placeholder text:placeholder-type="text">&lt;if test="evaluation.secondary_conditions"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1">Other Conditions</text:p>
          </table:table-cell>
        </table:table-row>
      </table:table>
      <text:p text:style-name="P17"><text:placeholder text:placeholder-type="text">&lt;for each="condition in evaluation.secondary_conditions"&gt;</text:placeholder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><text:placeholder text:placeholder-type="text">&lt;condition.pathology.rec_name&gt;</text:placeholder></text:p>
          </table:table-cell>
        </table:table-row>
      </table:table>
      <text:p text:style-name="P73"><text:placeholder text:placeholder-type="text">&lt;/for&gt;</text:placeholder></text:p>
      <text:p text:style-name="P76"><text:placeholder text:placeholder-type="text">&lt;/if&gt;</text:placeholder></text:p>
      <text:p text:style-name="P28"><text:placeholder text:placeholder-type="text">&lt;if test="evaluation.diagnostic_hypothesi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1">Differential Diagnoses</text:p>
          </table:table-cell>
        </table:table-row>
      </table:table>
      <text:p text:style-name="P17"><text:placeholder text:placeholder-type="text">&lt;for each="ddx in evaluation.diagnostic_hypothesis"&gt;</text:placeholder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9"><text:placeholder text:placeholder-type="text">&lt;ddx.pathology.rec_name&gt;</text:placeholder></text:p>
          </table:table-cell>
        </table:table-row>
      </table:table>
      <text:p text:style-name="P73"><text:placeholder text:placeholder-type="text">&lt;/for&gt;</text:placeholder></text:p>
      <text:p text:style-name="P76"><text:placeholder text:placeholder-type="text">&lt;/if&gt;</text:placeholder></text:p>
      <text:p text:style-name="P75"/>
      <text:p text:style-name="P23"><text:span text:style-name="T20">Treatment</text:span><text:span text:style-name="T19"> Plan</text:span> </text:p>
      <table:table table:name="Tabella20" table:style-name="Tabella20">
        <table:table-column table:style-name="Tabella20.A"/>
        <text:soft-page-break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37"/>
      <text:p text:style-name="P24"><text:span text:style-name="T21">Discharge Reason</text:span> : <text:span text:style-name="T29"><text:placeholder text:placeholder-type="text">&lt;evaluation.discharge_reason&gt;</text:placeholder></text:span></text:p>
      <text:p text:style-name="P32"><text:placeholder text:placeholder-type="text">&lt;if test="evaluation.digital_signature"&gt;</text:placeholder></text:p>
      <text:p text:style-name="P41">Evaluation Digital Signature</text:p>
      <text:p text:style-name="P15"><text:placeholder text:placeholder-type="text">&lt;for each=" line in unicode(evaluation.digital_signature or '').split('\n')"&gt;</text:placeholder></text:p>
      <text:p text:style-name="P69"><text:placeholder text:placeholder-type="text">&lt;line&gt;</text:placeholder></text:p>
      <text:p text:style-name="Preformatted_20_Text"><text:placeholder text:placeholder-type="text">&lt;/for&gt;</text:placeholder></text:p>
      <text:p text:style-name="P70"><text:placeholder text:placeholder-type="text">&lt;/if&gt;</text:placeholder></text:p>
      <text:p text:style-name="P6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ntarell" fo:font-size="12pt" officeooo:paragraph-rsid="00166ab1" style:font-size-asian="12pt" style:font-size-complex="12pt"/>
    </style:style>
    <style:style style:name="MP2" style:family="paragraph" style:parent-style-name="Header">
      <style:text-properties style:font-name="Cantarell" fo:font-size="9pt" officeooo:paragraph-rsid="0019dc12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style:font-name="Cantarell" fo:font-size="9pt" officeooo:paragraph-rsid="0019dc12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MP5" style:family="paragraph" style:parent-style-name="Footer">
      <style:paragraph-properties fo:text-align="center" style:justify-single-word="false"/>
      <style:text-properties style:font-name="Cantarell" fo:font-size="9pt" officeooo:paragraph-rsid="00166ab1" style:font-size-asian="9pt" style:font-size-complex="9pt"/>
    </style:style>
    <style:style style:name="MP6" style:family="paragraph" style:parent-style-name="Head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style style:name="MP7" style:family="paragraph" style:parent-style-name="Footer">
      <style:paragraph-properties fo:text-align="center" style:justify-single-word="false"/>
      <style:text-properties style:font-name="Cantarell" fo:font-size="9pt" officeooo:paragraph-rsid="001b7e2b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user.company.rec_name&gt;</text:placeholder></text:p>
        <text:p text:style-name="MP2"><text:placeholder text:placeholder-type="text">&lt;if test="user.company.party.addresses"&gt;</text:placeholder></text:p>
        <text:p text:style-name="MP2"><text:placeholder text:placeholder-type="text">&lt;for each="line in user.company.party.addresses[0].full_address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2"><text:placeholder text:placeholder-type="text">&lt;if test="user.company.party.phone"&gt;</text:placeholder></text:p>
        <text:p text:style-name="MP2">Phone: <text:placeholder text:placeholder-type="text">&lt;user.company.party.phone&gt;</text:placeholder></text:p>
        <text:p text:style-name="MP2"><text:placeholder text:placeholder-type="text">&lt;/if&gt;</text:placeholder></text:p>
        <text:p text:style-name="MP2"><text:placeholder text:placeholder-type="text">&lt;if test="user.company.party.email"&gt;</text:placeholder></text:p>
        <text:p text:style-name="MP2">E-Mail: <text:placeholder text:placeholder-type="text">&lt;user.company.party.email&gt;</text:placeholder></text:p>
        <text:p text:style-name="MP2"><text:placeholder text:placeholder-type="text">&lt;/if&gt;</text:placeholder></text:p>
        <text:p text:style-name="MP3"/>
        <text:p text:style-name="MP4"><text:placeholder text:placeholder-type="text">&lt;if test="user.company.header"&gt;</text:placeholder></text:p>
        <text:p text:style-name="MP4"><text:placeholder text:placeholder-type="text">&lt;for each="line in user.company.header.split('\n')"&gt;</text:placeholder></text:p>
        <text:p text:style-name="MP4"><text:placeholder text:placeholder-type="text">&lt;line&gt;</text:placeholder></text:p>
        <text:p text:style-name="MP4"><text:placeholder text:placeholder-type="text">&lt;/for&gt;</text:placeholder></text:p>
        <text:p text:style-name="MP5"><text:placeholder text:placeholder-type="text">&lt;/if&gt;</text:placeholder></text:p>
      </style:header>
      <style:footer>
        <text:p text:style-name="MP6"><text:placeholder text:placeholder-type="text">&lt;if test="user.company.footer"&gt;</text:placeholder></text:p>
        <text:p text:style-name="MP6"><text:placeholder text:placeholder-type="text">&lt;for each="line in user.company.footer.split('\n')"&gt;</text:placeholder></text:p>
        <text:p text:style-name="MP6"><text:placeholder text:placeholder-type="text">&lt;line&gt;</text:placeholder></text:p>
        <text:p text:style-name="MP6"><text:placeholder text:placeholder-type="text">&lt;/for&gt;</text:placeholder></text:p>
        <text:p text:style-name="MP7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2-09T21:09:40.593830696</dc:date>
    <meta:editing-duration>P11DT5H30M53S</meta:editing-duration>
    <meta:editing-cycles>432</meta:editing-cycles>
    <meta:generator>LibreOffice/5.0.4.2$Linux_X86_64 LibreOffice_project/00m0$Build-2</meta:generator>
    <meta:document-statistic meta:table-count="13" meta:image-count="0" meta:object-count="0" meta:page-count="5" meta:paragraph-count="134" meta:word-count="298" meta:character-count="3705" meta:non-whitespace-character-count="3523"/>
  </office:meta>
</office:document-meta>
</file>